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F8000000B0BCBCB3B27E45AEE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26.099cm" fo:margin-left="-0.199cm" table:align="left" style:writing-mode="lr-tb"/>
    </style:style>
    <style:style style:name="Tabelle1.A" style:family="table-column">
      <style:table-column-properties style:column-width="11.435cm"/>
    </style:style>
    <style:style style:name="Tabelle1.B" style:family="table-column">
      <style:table-column-properties style:column-width="14.663cm"/>
    </style:style>
    <style:style style:name="Tabelle1.1" style:family="table-row">
      <style:table-row-properties style:min-row-height="0.041cm" fo:keep-together="auto"/>
    </style:style>
    <style:style style:name="Tabelle1.A1" style:family="table-cell">
      <style:table-cell-properties style:vertical-align="top" fo:background-color="#e6e6e6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.2" style:family="table-row">
      <style:table-row-properties style:min-row-height="0.988cm" fo:keep-together="auto"/>
    </style:style>
    <style:style style:name="Tabelle1.A2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5" style:family="table-row">
      <style:table-row-properties style:min-row-height="0.617cm" fo:keep-together="auto"/>
    </style:style>
    <style:style style:name="Tabelle1.A5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5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6" style:family="table-row">
      <style:table-row-properties style:min-row-height="0.609cm" fo:keep-together="auto"/>
    </style:style>
    <style:style style:name="Tabelle1.A6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6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7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7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8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8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9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9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10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0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1" style:family="table-row">
      <style:table-row-properties style:min-row-height="0.674cm" fo:keep-together="auto"/>
    </style:style>
    <style:style style:name="Tabelle1.A1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2" style:family="table-row">
      <style:table-row-properties style:min-row-height="0.709cm" fo:keep-together="auto"/>
    </style:style>
    <style:style style:name="Tabelle1.A12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2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3" style:family="table-row">
      <style:table-row-properties style:min-row-height="1.219cm" fo:keep-together="auto"/>
    </style:style>
    <style:style style:name="Tabelle1.A1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3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4" style:family="table-row">
      <style:table-row-properties style:min-row-height="1.356cm" fo:keep-together="auto"/>
    </style:style>
    <style:style style:name="Tabelle1.A14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4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5" style:family="table-row">
      <style:table-row-properties style:min-row-height="0.554cm" fo:keep-together="auto"/>
    </style:style>
    <style:style style:name="Tabelle1.A15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5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6" style:family="table-row">
      <style:table-row-properties style:min-row-height="0.758cm" fo:keep-together="auto"/>
    </style:style>
    <style:style style:name="Tabelle1.A16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6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7" style:family="table-row">
      <style:table-row-properties style:min-row-height="0.363cm" fo:keep-together="auto"/>
    </style:style>
    <style:style style:name="Tabelle1.A17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7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8" style:family="table-row">
      <style:table-row-properties style:min-row-height="1.309cm" fo:keep-together="auto"/>
    </style:style>
    <style:style style:name="Tabelle1.A18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8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19" style:family="table-row">
      <style:table-row-properties style:min-row-height="1.222cm" fo:keep-together="auto"/>
    </style:style>
    <style:style style:name="Tabelle1.A19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19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0" style:family="table-row">
      <style:table-row-properties style:min-row-height="1.52cm" fo:keep-together="auto"/>
    </style:style>
    <style:style style:name="Tabelle1.A20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0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2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2" style:family="table-row">
      <style:table-row-properties style:min-row-height="0.721cm" fo:keep-together="auto"/>
    </style:style>
    <style:style style:name="Tabelle1.A22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2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3" style:family="table-row">
      <style:table-row-properties style:min-row-height="0.439cm" fo:keep-together="auto"/>
    </style:style>
    <style:style style:name="Tabelle1.A2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3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4" style:family="table-row">
      <style:table-row-properties style:min-row-height="0.61cm" fo:keep-together="auto"/>
    </style:style>
    <style:style style:name="Tabelle1.A24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4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25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5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6" style:family="table-row">
      <style:table-row-properties style:min-row-height="1.487cm" fo:keep-together="auto"/>
    </style:style>
    <style:style style:name="Tabelle1.A26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6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7" style:family="table-row">
      <style:table-row-properties style:min-row-height="1.947cm" fo:keep-together="auto"/>
    </style:style>
    <style:style style:name="Tabelle1.A27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7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28" style:family="table-row">
      <style:table-row-properties style:min-row-height="0.78cm" fo:keep-together="auto"/>
    </style:style>
    <style:style style:name="Tabelle1.A28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8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29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29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0" style:family="table-row">
      <style:table-row-properties style:min-row-height="0.658cm" fo:keep-together="auto"/>
    </style:style>
    <style:style style:name="Tabelle1.A30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0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1" style:family="table-row">
      <style:table-row-properties style:min-row-height="0.379cm" fo:keep-together="auto"/>
    </style:style>
    <style:style style:name="Tabelle1.A31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2" style:family="table-row">
      <style:table-row-properties style:min-row-height="1.009cm" fo:keep-together="auto"/>
    </style:style>
    <style:style style:name="Tabelle1.A32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2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3" style:family="table-row">
      <style:table-row-properties style:min-row-height="1.93cm" fo:keep-together="auto"/>
    </style:style>
    <style:style style:name="Tabelle1.A3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3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4" style:family="table-row">
      <style:table-row-properties style:min-row-height="1.141cm" fo:keep-together="auto"/>
    </style:style>
    <style:style style:name="Tabelle1.A34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4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35" style:family="table-row">
      <style:table-row-properties style:min-row-height="1.274cm" fo:keep-together="auto"/>
    </style:style>
    <style:style style:name="Tabelle1.A35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5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36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6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elle1.A37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belle1.B37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P1" style:family="paragraph" style:parent-style-name="Standard">
      <style:paragraph-properties>
        <style:tab-stops>
          <style:tab-stop style:position="25.532cm" style:type="right"/>
        </style:tab-stops>
      </style:paragraph-properties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paragraph-rsid="000e61a2" style:font-name-complex="Arial"/>
    </style:style>
    <style:style style:name="P5" style:family="paragraph" style:parent-style-name="Standard">
      <style:paragraph-properties>
        <style:tab-stops>
          <style:tab-stop style:position="0.829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 fo:orphans="2" fo:widows="2" style:text-autospace="ideograph-alpha" style:snap-to-layout-grid="false"/>
      <style:text-properties style:font-name="Arial" style:font-name-complex="Arial" style:font-weight-complex="bold"/>
    </style:style>
    <style:style style:name="P7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style:font-name-complex="Arial" style:font-weight-complex="bold"/>
    </style:style>
    <style:style style:name="P8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officeooo:rsid="00110f8f" officeooo:paragraph-rsid="00110f8f" style:font-name-complex="Arial" style:font-weight-complex="bold"/>
    </style:style>
    <style:style style:name="P9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style:font-name-complex="Arial"/>
    </style:style>
    <style:style style:name="P10" style:family="paragraph" style:parent-style-name="Standard">
      <style:paragraph-properties>
        <style:tab-stops>
          <style:tab-stop style:position="0.656cm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 style:snap-to-layout-grid="false">
        <style:tab-stops>
          <style:tab-stop style:position="0.656cm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paragraph-properties fo:orphans="2" fo:widows="2" style:text-autospace="ideograph-alpha"/>
      <style:text-properties style:font-name="Arial" style:font-name-complex="Arial"/>
    </style:style>
    <style:style style:name="P13" style:family="paragraph" style:parent-style-name="Standard">
      <style:paragraph-properties fo:orphans="2" fo:widows="2" style:text-autospace="ideograph-alpha" style:snap-to-layout-grid="false"/>
      <style:text-properties style:font-name="Arial" style:font-name-complex="Arial"/>
    </style:style>
    <style:style style:name="P14" style:family="paragraph" style:parent-style-name="Standard">
      <style:text-properties style:font-name="Arial" officeooo:paragraph-rsid="0017e906" style:font-name-complex="Arial"/>
    </style:style>
    <style:style style:name="P15" style:family="paragraph" style:parent-style-name="Standard">
      <style:paragraph-properties>
        <style:tab-stops>
          <style:tab-stop style:position="0.423cm"/>
          <style:tab-stop style:position="0.736cm"/>
        </style:tab-stops>
      </style:paragraph-properties>
      <style:text-properties style:font-name="Arial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187f7c" officeooo:paragraph-rsid="00187f7c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snap-to-layout-grid="false">
        <style:tab-stops>
          <style:tab-stop style:position="0.656cm"/>
        </style:tab-stops>
      </style:paragraph-properties>
      <style:text-properties style:font-name="Arial" fo:font-size="9pt" officeooo:rsid="0014bafa" officeooo:paragraph-rsid="0013b421" fo:background-color="#00ff00" style:font-size-asian="9pt" style:font-name-complex="Arial" style:font-size-complex="9pt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9pt" officeooo:rsid="0014bafa" officeooo:paragraph-rsid="0013b421" fo:background-color="#00ff00" style:font-size-asian="9pt" style:font-name-complex="Arial" style:font-size-complex="9pt" style:font-weight-complex="bold"/>
    </style:style>
    <style:style style:name="P20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officeooo:rsid="0016f3f0" officeooo:paragraph-rsid="0016f3f0" fo:background-color="transparent" style:font-name-complex="Arial"/>
    </style:style>
    <style:style style:name="P21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officeooo:rsid="000e9f8e" officeooo:paragraph-rsid="0011187b" fo:background-color="transparent" style:font-name-complex="Arial" style:font-weight-complex="bold"/>
    </style:style>
    <style:style style:name="P22" style:family="paragraph" style:parent-style-name="Standard">
      <style:paragraph-properties fo:orphans="2" fo:widows="2" style:text-autospace="ideograph-alpha" style:snap-to-layout-grid="false"/>
      <style:text-properties style:font-name="Arial" officeooo:rsid="000bbe63" officeooo:paragraph-rsid="000bbe63" fo:background-color="transparent" style:font-name-complex="Arial"/>
    </style:style>
    <style:style style:name="P23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officeooo:rsid="0011359c" officeooo:paragraph-rsid="0011359c" fo:background-color="transparent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1359c" officeooo:paragraph-rsid="0011359c" fo:background-color="transparent" style:font-name-complex="Arial"/>
    </style:style>
    <style:style style:name="P25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fo:background-color="transparent" style:font-name-complex="Arial"/>
    </style:style>
    <style:style style:name="P26" style:family="paragraph" style:parent-style-name="Standard">
      <style:paragraph-properties fo:text-align="justify" style:justify-single-word="false" fo:orphans="2" fo:widows="2" style:text-autospace="ideograph-alpha"/>
      <style:text-properties style:font-name="Arial" officeooo:paragraph-rsid="000e48bc" fo:background-color="transparent" style:font-name-complex="Arial"/>
    </style:style>
    <style:style style:name="P27" style:family="paragraph" style:parent-style-name="Standard">
      <style:paragraph-properties fo:orphans="2" fo:widows="2" style:text-autospace="ideograph-alpha" style:snap-to-layout-grid="false"/>
      <style:text-properties style:font-name="Arial" officeooo:paragraph-rsid="000bbe63" fo:background-color="transparent" style:font-name-complex="Arial"/>
    </style:style>
    <style:style style:name="P28" style:family="paragraph" style:parent-style-name="Standard">
      <style:paragraph-properties style:snap-to-layout-grid="false"/>
      <style:text-properties style:font-name="Arial" fo:background-color="transparent" style:font-name-complex="Arial"/>
    </style:style>
    <style:style style:name="P29" style:family="paragraph" style:parent-style-name="Standard">
      <style:paragraph-properties style:snap-to-layout-grid="false"/>
    </style:style>
    <style:style style:name="P30" style:family="paragraph" style:parent-style-name="Standard">
      <style:paragraph-properties style:snap-to-layout-grid="false"/>
      <style:text-properties officeooo:paragraph-rsid="000e61a2"/>
    </style:style>
    <style:style style:name="P31" style:family="paragraph" style:parent-style-name="Standard">
      <style:paragraph-properties fo:orphans="2" fo:widows="2" style:text-autospace="ideograph-alpha" style:snap-to-layout-grid="false"/>
    </style:style>
    <style:style style:name="P32" style:family="paragraph" style:parent-style-name="Standard">
      <style:paragraph-properties fo:orphans="2" fo:widows="2" style:text-autospace="ideograph-alpha" style:snap-to-layout-grid="false"/>
      <style:text-properties officeooo:paragraph-rsid="0011187b"/>
    </style:style>
    <style:style style:name="P33" style:family="paragraph" style:parent-style-name="Standard">
      <style:paragraph-properties>
        <style:tab-stops>
          <style:tab-stop style:position="0.829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656cm"/>
        </style:tab-stops>
      </style:paragraph-properties>
      <style:text-properties fo:color="#000000" style:font-name="Arial" style:font-name-complex="Arial"/>
    </style:style>
    <style:style style:name="P35" style:family="paragraph" style:parent-style-name="Standard">
      <style:paragraph-properties style:snap-to-layout-grid="false">
        <style:tab-stops>
          <style:tab-stop style:position="0.656cm"/>
        </style:tab-stops>
      </style:paragraph-properties>
      <style:text-properties fo:color="#000000" style:font-name="Arial" style:font-name-complex="Arial"/>
    </style:style>
    <style:style style:name="P36" style:family="paragraph" style:parent-style-name="Standard">
      <style:paragraph-properties style:snap-to-layout-grid="false"/>
      <style:text-properties fo:color="#000000" style:font-name="Arial" style:font-name-complex="Arial"/>
    </style:style>
    <style:style style:name="P37" style:family="paragraph" style:parent-style-name="Standard">
      <style:paragraph-properties style:snap-to-layout-grid="false"/>
      <style:text-properties fo:color="#000000" style:font-name="Arial" fo:font-size="9pt" officeooo:rsid="0014bafa" officeooo:paragraph-rsid="0013b421" fo:background-color="#00ff00" style:font-size-asian="9pt" style:font-name-complex="Arial" style:font-size-complex="9pt" style:font-weight-complex="bold"/>
    </style:style>
    <style:style style:name="P38" style:family="paragraph" style:parent-style-name="Standard">
      <style:paragraph-properties style:snap-to-layout-grid="false"/>
      <style:text-properties fo:color="#000000" style:font-name="Arial" fo:font-size="9pt" officeooo:rsid="0014bafa" officeooo:paragraph-rsid="0017e906" fo:background-color="#00ff00" style:font-size-asian="9pt" style:font-name-complex="Arial" style:font-size-complex="9pt" style:font-weight-complex="bold"/>
    </style:style>
    <style:style style:name="P39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fo:color="#000000" style:font-name="Arial" fo:font-size="9pt" officeooo:rsid="0014bafa" officeooo:paragraph-rsid="0016f3f0" fo:background-color="#00ff00" style:font-size-asian="9pt" style:font-name-complex="Arial" style:font-size-complex="9pt" style:font-weight-complex="bold"/>
    </style:style>
    <style:style style:name="P40" style:family="paragraph" style:parent-style-name="Standard">
      <style:paragraph-properties fo:orphans="2" fo:widows="2" style:text-autospace="ideograph-alpha" style:snap-to-layout-grid="false"/>
      <style:text-properties fo:color="#000000" style:font-name="Arial" fo:font-size="9pt" officeooo:rsid="0014bafa" officeooo:paragraph-rsid="0017e906" fo:background-color="#00ff00" style:font-size-asian="9pt" style:font-name-complex="Arial" style:font-size-complex="9pt" style:font-weight-complex="bold"/>
    </style:style>
    <style:style style:name="P41" style:family="paragraph" style:parent-style-name="Standard">
      <style:paragraph-properties style:snap-to-layout-grid="false">
        <style:tab-stops>
          <style:tab-stop style:position="0.423cm"/>
          <style:tab-stop style:position="0.736cm"/>
        </style:tab-stops>
      </style:paragraph-properties>
      <style:text-properties fo:color="#000000" style:font-name="Arial" fo:font-size="9pt" officeooo:rsid="0014bafa" officeooo:paragraph-rsid="0017e906" fo:background-color="#00ff00" style:font-size-asian="9pt" style:font-name-complex="Arial" style:font-size-complex="9pt" style:font-weight-complex="bold"/>
    </style:style>
    <style:style style:name="P42" style:family="paragraph" style:parent-style-name="Standard">
      <style:paragraph-properties fo:text-align="start" style:justify-single-word="false" fo:orphans="2" fo:widows="2" style:text-autospace="ideograph-alpha"/>
      <style:text-properties officeooo:paragraph-rsid="000e48bc"/>
    </style:style>
    <style:style style:name="P43" style:family="paragraph" style:parent-style-name="Standard">
      <style:text-properties officeooo:rsid="000e61a2" officeooo:paragraph-rsid="000e61a2" fo:background-color="transparent"/>
    </style:style>
    <style:style style:name="P44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officeooo:rsid="000ca3ae" officeooo:paragraph-rsid="000ca3ae" fo:background-color="transparent"/>
    </style:style>
    <style:style style:name="P45" style:family="paragraph" style:parent-style-name="Standard">
      <style:paragraph-properties fo:orphans="2" fo:widows="2" style:text-autospace="ideograph-alpha" style:snap-to-layout-grid="false"/>
      <style:text-properties officeooo:rsid="000ca3ae" officeooo:paragraph-rsid="000ca3ae" fo:background-color="transparent"/>
    </style:style>
    <style:style style:name="P46" style:family="paragraph" style:parent-style-name="Standard">
      <style:paragraph-properties fo:text-align="justify" style:justify-single-word="false" fo:orphans="2" fo:widows="2" style:text-autospace="ideograph-alpha"/>
      <style:text-properties fo:background-color="transparent"/>
    </style:style>
    <style:style style:name="P47" style:family="paragraph" style:parent-style-name="Standard">
      <style:paragraph-properties fo:orphans="2" fo:widows="2" style:text-autospace="ideograph-alpha" style:snap-to-layout-grid="false"/>
      <style:text-properties officeooo:rsid="000e48bc" officeooo:paragraph-rsid="000e48bc" fo:background-color="transparent"/>
    </style:style>
    <style:style style:name="P48" style:family="paragraph" style:parent-style-name="Standard">
      <style:paragraph-properties fo:text-align="justify" style:justify-single-word="false" fo:orphans="2" fo:widows="2" style:text-autospace="ideograph-alpha"/>
      <style:text-properties officeooo:rsid="000e48bc" officeooo:paragraph-rsid="000e48bc" fo:background-color="transparent"/>
    </style:style>
    <style:style style:name="P49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officeooo:paragraph-rsid="000e9f8e"/>
    </style:style>
    <style:style style:name="P50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officeooo:rsid="0016f3f0" officeooo:paragraph-rsid="0016f3f0"/>
    </style:style>
    <style:style style:name="P51" style:family="paragraph" style:parent-style-name="Standard">
      <style:paragraph-properties fo:orphans="2" fo:widows="2" style:text-autospace="ideograph-alpha" style:snap-to-layout-grid="false"/>
      <style:text-properties officeooo:rsid="00187f7c" officeooo:paragraph-rsid="00187f7c"/>
    </style:style>
    <style:style style:name="P52" style:family="paragraph" style:parent-style-name="Footer">
      <style:paragraph-properties fo:text-align="center" style:justify-single-word="false">
        <style:tab-stops>
          <style:tab-stop style:position="0cm"/>
          <style:tab-stop style:position="12.383cm" style:type="center"/>
          <style:tab-stop style:position="25.4cm" style:type="right"/>
        </style:tab-stops>
      </style:paragraph-properties>
      <style:text-properties style:font-name-complex="Arial"/>
    </style:style>
    <style:style style:name="P53" style:family="paragraph" style:parent-style-name="Standard">
      <style:paragraph-properties fo:margin-left="0cm" fo:margin-right="-0.035cm" fo:text-indent="0cm" style:auto-text-indent="false"/>
    </style:style>
    <style:style style:name="P54" style:family="paragraph" style:parent-style-name="Standard">
      <style:paragraph-properties fo:margin-left="0cm" fo:margin-right="-0.035cm" fo:text-indent="0cm" style:auto-text-indent="false"/>
      <style:text-properties style:font-name="Arial" style:font-name-complex="Arial"/>
    </style:style>
    <style:style style:name="P55" style:family="paragraph" style:parent-style-name="Standard">
      <style:paragraph-properties fo:margin-left="0cm" fo:margin-right="-0.035cm" fo:text-indent="0cm" style:auto-text-indent="false" style:snap-to-layout-grid="false"/>
      <style:text-properties style:font-name="Arial" style:font-name-complex="Arial"/>
    </style:style>
    <style:style style:name="P56" style:family="paragraph" style:parent-style-name="Standard">
      <style:paragraph-properties fo:margin-left="1.496cm" fo:margin-right="-0.035cm" fo:text-indent="0cm" style:auto-text-indent="false">
        <style:tab-stops>
          <style:tab-stop style:position="2.117cm"/>
          <style:tab-stop style:position="2.716cm"/>
        </style:tab-stops>
      </style:paragraph-properties>
      <style:text-properties style:font-name="Arial" style:font-name-complex="Arial"/>
    </style:style>
    <style:style style:name="P57" style:family="paragraph" style:parent-style-name="Standard">
      <style:paragraph-properties fo:margin-left="0.423cm" fo:margin-right="0cm" fo:text-indent="-0.423cm" style:auto-text-indent="false">
        <style:tab-stops>
          <style:tab-stop style:position="0.423cm"/>
          <style:tab-stop style:position="0.736cm"/>
        </style:tab-stops>
      </style:paragraph-properties>
      <style:text-properties style:font-name="Arial" style:font-name-complex="Arial"/>
    </style:style>
    <style:style style:name="P58" style:family="paragraph" style:parent-style-name="Footer">
      <style:paragraph-properties fo:text-align="center" style:justify-single-word="false">
        <style:tab-stops>
          <style:tab-stop style:position="0cm"/>
          <style:tab-stop style:position="12.383cm" style:type="center"/>
          <style:tab-stop style:position="25.4cm" style:type="right"/>
        </style:tab-stops>
      </style:paragraph-properties>
      <style:text-properties officeooo:paragraph-rsid="0019501e"/>
    </style:style>
    <style:style style:name="P59" style:family="paragraph" style:parent-style-name="Standard">
      <style:paragraph-properties fo:text-align="justify" style:justify-single-word="false" fo:orphans="2" fo:widows="2" style:text-autospace="ideograph-alpha" style:snap-to-layout-grid="false"/>
      <style:text-properties style:font-name="Arial" officeooo:rsid="0016f3f0" officeooo:paragraph-rsid="0016f3f0" fo:background-color="#00ff00" style:font-name-complex="Arial"/>
    </style:style>
    <style:style style:name="P60" style:family="paragraph" style:parent-style-name="Standard">
      <style:paragraph-properties fo:orphans="2" fo:widows="2" style:text-autospace="ideograph-alpha"/>
      <style:text-properties style:font-name="Arial" fo:background-color="#ffff00" style:font-name-complex="Arial" style:font-weight-complex="bold"/>
    </style:style>
    <style:style style:name="P61" style:family="paragraph" style:parent-style-name="Standard">
      <style:text-properties fo:color="#000000" style:font-name="Arial" fo:font-size="9pt" officeooo:rsid="0014bafa" officeooo:paragraph-rsid="0017e906" fo:background-color="#00ff00" style:font-size-asian="9pt" style:font-name-complex="Arial" style:font-size-complex="9pt" style:font-weight-complex="bold"/>
    </style:style>
    <style:style style:name="P62" style:family="paragraph" style:parent-style-name="Standard" style:master-page-name="Standard">
      <style:paragraph-properties style:page-number="auto"/>
    </style:style>
    <style:style style:name="P63" style:family="paragraph" style:parent-style-name="Standard" style:list-style-name="WW8Num10">
      <style:paragraph-properties fo:margin-left="0.43cm" fo:margin-right="0cm" fo:text-align="justify" style:justify-single-word="false" fo:orphans="2" fo:widows="2" fo:text-indent="-0.43cm" style:auto-text-indent="false" style:text-autospace="ideograph-alpha" style:snap-to-layout-grid="false">
        <style:tab-stops>
          <style:tab-stop style:position="0.43cm"/>
        </style:tab-stops>
      </style:paragraph-properties>
      <style:text-properties style:font-name="Arial" style:font-name-complex="Arial"/>
    </style:style>
    <style:style style:name="T1" style:family="text">
      <style:text-properties style:font-name="Arial1" fo:font-size="10pt" fo:font-weight="normal" style:font-weight-asian="normal" style:font-name-complex="Arial" style:font-weight-complex="normal"/>
    </style:style>
    <style:style style:name="T2" style:family="text">
      <style:text-properties style:font-name="Arial1" fo:font-size="10pt" fo:font-weight="normal" officeooo:rsid="000bbe63" style:font-weight-asian="normal" style:font-name-complex="Arial" style:font-weight-complex="normal"/>
    </style:style>
    <style:style style:name="T3" style:family="text">
      <style:text-properties style:font-name="Arial1" fo:font-size="10pt" fo:font-weight="bold" style:font-weight-asian="bold" style:font-name-complex="Arial" style:font-weight-complex="bold"/>
    </style:style>
    <style:style style:name="T4" style:family="text">
      <style:text-properties style:font-name="Arial1" fo:font-size="10pt" fo:font-weight="bold" officeooo:rsid="000bbe63" style:font-weight-asian="bold" style:font-name-complex="Arial" style:font-weight-complex="bold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bold" officeooo:rsid="000ca3ae" style:font-weight-asian="bold" style:font-name-complex="Arial" style:font-weight-complex="bold"/>
    </style:style>
    <style:style style:name="T8" style:family="text">
      <style:text-properties style:font-name="Arial" fo:font-weight="bold" officeooo:rsid="0016f3f0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0bbe63" style:font-name-complex="Arial"/>
    </style:style>
    <style:style style:name="T11" style:family="text">
      <style:text-properties style:font-name="Arial" style:font-name-complex="Arial" style:font-weight-complex="bold"/>
    </style:style>
    <style:style style:name="T12" style:family="text">
      <style:text-properties style:font-name="Arial" officeooo:rsid="0010eabf" style:font-name-complex="Arial" style:font-weight-complex="bold"/>
    </style:style>
    <style:style style:name="T13" style:family="text">
      <style:text-properties style:font-name="Arial" officeooo:rsid="00110f8f" style:font-name-complex="Arial" style:font-weight-complex="bold"/>
    </style:style>
    <style:style style:name="T14" style:family="text">
      <style:text-properties style:font-name="Arial" officeooo:rsid="0013b421" style:font-name-complex="Arial" style:font-weight-complex="bold"/>
    </style:style>
    <style:style style:name="T15" style:family="text">
      <style:text-properties style:font-name="Arial" officeooo:rsid="000e48bc" style:font-name-complex="Arial"/>
    </style:style>
    <style:style style:name="T16" style:family="text">
      <style:text-properties style:font-name="Arial" officeooo:rsid="00110f8f" style:font-name-complex="Arial"/>
    </style:style>
    <style:style style:name="T17" style:family="text">
      <style:text-properties style:font-name="Arial" officeooo:rsid="0011359c" style:font-name-complex="Arial"/>
    </style:style>
    <style:style style:name="T18" style:family="text">
      <style:text-properties style:font-name="Arial" officeooo:rsid="0011687a" style:font-name-complex="Arial"/>
    </style:style>
    <style:style style:name="T19" style:family="text">
      <style:text-properties style:font-name="Arial" officeooo:rsid="001be217" style:font-name-complex="Arial"/>
    </style:style>
    <style:style style:name="T20" style:family="text">
      <style:text-properties style:font-name="Arial" fo:font-size="8pt" style:font-size-asian="8pt" style:font-name-complex="Arial" style:font-size-complex="8pt"/>
    </style:style>
    <style:style style:name="T21" style:family="text">
      <style:text-properties style:font-name="Arial" fo:font-size="8pt" officeooo:rsid="000bbe63" style:font-size-asian="8pt" style:font-name-complex="Arial" style:font-size-complex="8pt"/>
    </style:style>
    <style:style style:name="T22" style:family="text">
      <style:text-properties style:font-name="Arial" fo:background-color="transparent" loext:char-shading-value="0" style:font-name-complex="Arial"/>
    </style:style>
    <style:style style:name="T23" style:family="text">
      <style:text-properties style:font-name="Arial" officeooo:rsid="000fe426" fo:background-color="transparent" loext:char-shading-value="0" style:font-name-complex="Arial"/>
    </style:style>
    <style:style style:name="T24" style:family="text">
      <style:text-properties style:font-name="Arial" officeooo:rsid="000e61a2" fo:background-color="transparent" loext:char-shading-value="0" style:font-name-complex="Arial"/>
    </style:style>
    <style:style style:name="T25" style:family="text">
      <style:text-properties style:font-name="Arial" officeooo:rsid="00110f8f" fo:background-color="transparent" loext:char-shading-value="0" style:font-name-complex="Arial"/>
    </style:style>
    <style:style style:name="T26" style:family="text">
      <style:text-properties style:font-name="Arial" officeooo:rsid="0010eabf" fo:background-color="transparent" loext:char-shading-value="0" style:font-name-complex="Arial"/>
    </style:style>
    <style:style style:name="T27" style:family="text">
      <style:text-properties style:font-name="Arial" officeooo:rsid="000e9f8e" fo:background-color="transparent" loext:char-shading-value="0" style:font-name-complex="Arial"/>
    </style:style>
    <style:style style:name="T28" style:family="text">
      <style:text-properties style:font-name="Arial" fo:background-color="transparent" loext:char-shading-value="0" style:font-name-complex="Arial" style:font-weight-complex="bold"/>
    </style:style>
    <style:style style:name="T29" style:family="text">
      <style:text-properties style:font-name="Arial" officeooo:rsid="0011187b" fo:background-color="transparent" loext:char-shading-value="0" style:font-name-complex="Arial" style:font-weight-complex="bold"/>
    </style:style>
    <style:style style:name="T30" style:family="text">
      <style:text-properties style:font-name="Arial" officeooo:rsid="000e48bc" fo:background-color="transparent" loext:char-shading-value="0" style:font-name-complex="Arial"/>
    </style:style>
    <style:style style:name="T31" style:family="text">
      <style:text-properties style:font-name="Arial" officeooo:rsid="0017e906" fo:background-color="transparent" loext:char-shading-value="0" style:font-name-complex="Arial"/>
    </style:style>
    <style:style style:name="T32" style:family="text">
      <style:text-properties style:font-name="Wingdings"/>
    </style:style>
    <style:style style:name="T33" style:family="text">
      <style:text-properties style:font-name="Wingdings" style:font-weight-complex="bold"/>
    </style:style>
    <style:style style:name="T34" style:family="text">
      <style:text-properties fo:color="#000000" style:font-name="Arial" style:font-name-complex="Arial"/>
    </style:style>
    <style:style style:name="T35" style:family="text">
      <style:text-properties officeooo:rsid="0010eabf"/>
    </style:style>
    <style:style style:name="T36" style:family="text">
      <style:text-properties officeooo:rsid="0011187b"/>
    </style:style>
    <style:style style:name="T37" style:family="text">
      <style:text-properties officeooo:rsid="0013b4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8">zu </text:span><text:span text:style-name="T6">10. technische und organisatorische Maßnahme nach § 9 LDSG </text:span><text:span text:style-name="T7">(BW)</text:span></text:p>
      <text:p text:style-name="P2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7">Merkmal</text:p>
            </table:table-cell>
            <table:table-cell table:style-name="Tabelle1.B1" office:value-type="string">
              <text:p text:style-name="P17">Beschreibung</text:p>
            </table:table-cell>
          </table:table-row>
        </table:table-header-rows>
        <table:table-row table:style-name="Tabelle1.2">
          <table:table-cell table:style-name="Tabelle1.A37" table:number-rows-spanned="3" office:value-type="string">
            <text:p text:style-name="P29"><text:span text:style-name="T9">1.Zutrittskontrolle: <text:line-break/></text:span><text:span text:style-name="T32"></text:span><text:span text:style-name="T9"> Unbefugten den Zutritt zu Datenverarbeitungsanlagen zu verwehren <text:s/><text:line-break/></text:span></text:p>
            <text:p text:style-name="P3">Hinweis: physischer Zugang zu den Räumen<text:line-break/></text:p>
          </table:table-cell>
          <table:table-cell table:style-name="Tabelle1.B37" office:value-type="string">
            <text:p text:style-name="P11">1) Wie werden die Gebäude/ Räume (Serverraum, Verteilerraum) abgesichert?</text:p>
            <text:p text:style-name="P18">Bitte ergänzen</text:p>
          </table:table-cell>
        </table:table-row>
        <table:table-row table:style-name="Tabelle1.2">
          <table:covered-table-cell/>
          <table:table-cell table:style-name="Tabelle1.B37" office:value-type="string">
            <text:p text:style-name="P11">2) Wer hat wann wohin Zutritt zu diesen Räumen?</text:p>
            <text:p text:style-name="P18">Bitte ergänzen</text:p>
          </table:table-cell>
        </table:table-row>
        <table:table-row table:style-name="Tabelle1.2">
          <table:covered-table-cell/>
          <table:table-cell table:style-name="Tabelle1.B37" office:value-type="string">
            <text:p text:style-name="P35">3) Wird die Zutrittskontrolle durch weitere organisatorische/technische Maßnahmen unterstützt?</text:p>
            <text:p text:style-name="P34">- Beschreibung des Schlüsselmanagements (Reinigungsdienst / Mitarbeiter / Ferien)</text:p>
            <text:p text:style-name="P10">- Serverraum im EG (Fensterabsicherung / Klimaanlage)</text:p>
            <text:p text:style-name="P18">Bitte ergänzen</text:p>
          </table:table-cell>
        </table:table-row>
        <table:table-row table:style-name="Tabelle1.5">
          <table:table-cell table:style-name="Tabelle1.A37" table:number-rows-spanned="6" office:value-type="string">
            <text:p text:style-name="P29"><text:span text:style-name="T9">2. Datenträgerkontrolle <text:line-break/></text:span><text:span text:style-name="T32"></text:span><text:span text:style-name="T9"> zu verhindern, dass Datenträger unbefugt gelesen, kopiert, verändert oder entfernt werden können <text:s/><text:line-break/></text:span></text:p>
            <text:p text:style-name="P3">Hinweis: physischer Zugriff auf die Datenträger des Servers bzw. der Datensicherung</text:p>
          </table:table-cell>
          <table:table-cell table:style-name="Tabelle1.B37" office:value-type="string">
            <text:p text:style-name="P3">1) Welche Datenträger sind erforderlich?</text:p>
            <text:p text:style-name="P19">Bitte ergänzen</text:p>
          </table:table-cell>
        </table:table-row>
        <table:table-row table:style-name="Tabelle1.6">
          <table:covered-table-cell/>
          <table:table-cell table:style-name="Tabelle1.B37" office:value-type="string">
            <text:p text:style-name="P3">2) Wie wird die Nutzung von Datenträgern (z.B. USB-Stick) <text:s/>technisch beschränkt?</text:p>
            <text:p text:style-name="P19">Bitte ergänzen</text:p>
          </table:table-cell>
        </table:table-row>
        <table:table-row table:style-name="Tabelle1.6">
          <table:covered-table-cell/>
          <table:table-cell table:style-name="Tabelle1.B37" office:value-type="string">
            <text:p text:style-name="P29"><text:span text:style-name="T9">3) Wer ist für die </text:span><text:span text:style-name="T34">Datenträger verantwortlich?</text:span></text:p>
            <text:p text:style-name="P37">Bitte ergänzen</text:p>
          </table:table-cell>
        </table:table-row>
        <table:table-row table:style-name="Tabelle1.6">
          <table:covered-table-cell/>
          <table:table-cell table:style-name="Tabelle1.B37" office:value-type="string">
            <text:p text:style-name="P29"><text:span text:style-name="T9">4) Wo w</text:span><text:span text:style-name="T34">erden die Datenträger aufbewahrt?</text:span></text:p>
            <text:p text:style-name="P37">Bitte ergänzen</text:p>
          </table:table-cell>
        </table:table-row>
        <table:table-row table:style-name="Tabelle1.6">
          <table:covered-table-cell/>
          <table:table-cell table:style-name="Tabelle1.B37" office:value-type="string">
            <text:p text:style-name="P29"><text:span text:style-name="T34">5) Welche Datenträger werden v</text:span><text:span text:style-name="T9">erschlüsselt </text:span><text:span text:style-name="T34">(Verschlüsselungstiefe)</text:span><text:span text:style-name="T9">?</text:span></text:p>
            <text:p text:style-name="P19">Bitte ergänzen</text:p>
          </table:table-cell>
        </table:table-row>
        <table:table-row table:style-name="Tabelle1.6">
          <table:covered-table-cell/>
          <table:table-cell table:style-name="Tabelle1.B37" office:value-type="string">
            <text:p text:style-name="P36">6) Wie wird mit Datenträgern verfahren, die entsorgt werden müssen?</text:p>
            <text:p text:style-name="P37">Bitte ergänzen</text:p>
          </table:table-cell>
        </table:table-row>
        <table:table-row table:style-name="Tabelle1.11">
          <table:table-cell table:style-name="Tabelle1.A37" table:number-rows-spanned="3" office:value-type="string">
            <text:p text:style-name="P29"><text:span text:style-name="T9">3.Speicherkontrolle<text:line-break/></text:span><text:span text:style-name="T32"></text:span><text:span text:style-name="T9"> <text:s/>die unbefugte Eingabe in den Speicher sowie die unbefugte Kenntnisnahme, Veränderung oder Löschung gespeicherter Daten zu verhindern <text:s/><text:line-break/><text:line-break/>Hinweis: Benutzerdatenbank sowie Daten und Dateien auf dem Server bzw. auf externen Speichersystemen (SAN)</text:span></text:p>
          </table:table-cell>
          <table:table-cell table:style-name="Tabelle1.B37" office:value-type="string">
            <text:p text:style-name="P3">1) Welches Verfahren zur Identifizierung und Authentifizierung wird verwendet?</text:p>
            <text:p text:style-name="P43"><text:span text:style-name="T13">i</text:span><text:span text:style-name="T11">ndividuelle Benutzernamen und persönliche Passwörter</text:span></text:p>
            <text:p text:style-name="P2"/>
          </table:table-cell>
        </table:table-row>
        <table:table-row table:style-name="Tabelle1.12">
          <table:covered-table-cell/>
          <table:table-cell table:style-name="Tabelle1.B37" office:value-type="string">
            <text:p text:style-name="P4">2) Werden zugangsgeschützte Zugriffe protokolliert? In welchem Umfang?</text:p>
            <text:p text:style-name="P16">→ siehe Anlage</text:p>
          </table:table-cell>
        </table:table-row>
        <table:table-row table:style-name="Tabelle1.13">
          <table:covered-table-cell/>
          <table:table-cell table:style-name="Tabelle1.B37" office:value-type="string">
            <text:p text:style-name="P3">3) <text:s/>Können die Logdateien / Konsolprotokolle nach bestimmten Kriterien ausgewertet werden?</text:p>
            <text:p text:style-name="P30"><text:span text:style-name="T23">D</text:span><text:span text:style-name="T24">er </text:span><text:span text:style-name="T25">Administrator</text:span><text:span text:style-name="T24"> kann die Log-Dateien einsehen. </text:span><text:span text:style-name="T26">Im Auslieferungszustand </text:span><text:span text:style-name="T23">sind keine Automatismen </text:span><text:span text:style-name="T26">zur Auswertung </text:span><text:span text:style-name="T23">installiert.</text:span></text:p>
          </table:table-cell>
        </table:table-row>
        <text:soft-page-break/>
        <table:table-row table:style-name="Tabelle1.14">
          <table:table-cell table:style-name="Tabelle1.A37" table:number-rows-spanned="5" office:value-type="string">
            <text:p text:style-name="P29"><text:span text:style-name="T9">4.Benutzerkontrolle<text:line-break/></text:span><text:span text:style-name="T32"></text:span><text:span text:style-name="T9"> <text:s/>zu verhindern, dass Datenverarbeitungssysteme mit Hilfe von Einrichtungen zur Datenübertragung von Unbefugten genutzt werden können<text:line-break/></text:span></text:p>
          </table:table-cell>
          <table:table-cell table:style-name="Tabelle1.B37" office:value-type="string">
            <text:p text:style-name="P9">1) Verfahren zur Identifizierung und Authentifizierung (auch Fernwartung; Fernadministration)</text:p>
            <text:p text:style-name="P49"><text:span text:style-name="T27">indivi</text:span><text:span text:style-name="T26">du</text:span><text:span text:style-name="T27">elle Benutzernamen und persönliche Passwörter</text:span></text:p>
            <text:p text:style-name="P50"><text:span text:style-name="T27">I</text:span><text:span text:style-name="T22">m Auslieferungszustand administrativer Zugriff von außen nur für Benutzer root.</text:span></text:p>
            <text:p text:style-name="P59">Empfohlen wird hier eine Einschränkung auf den Zugriff nur mit ssh-Schlüssel.</text:p>
          </table:table-cell>
        </table:table-row>
        <table:table-row table:style-name="Tabelle1.15">
          <table:covered-table-cell/>
          <table:table-cell table:style-name="Tabelle1.B37" office:value-type="string">
            <text:p text:style-name="P9">2) Werden unpersönliche Logins auch zu administrativen Zwecken verwendet?</text:p>
            <text:p text:style-name="P20">Ja, alle Administrator-Logins sind unpersönlich.</text:p>
          </table:table-cell>
        </table:table-row>
        <table:table-row table:style-name="Tabelle1.16">
          <table:covered-table-cell/>
          <table:table-cell table:style-name="Tabelle1.B37" office:value-type="string">
            <text:p text:style-name="P7">3) Wie komplex ist das Passwort der Benutzer (speziell Adminpasswort) und in welchen Intervallen wird das Passwort geändert?</text:p>
            <text:p text:style-name="P44"><text:span text:style-name="T11">Gefordert sind (mit Überprüfung): zwischen 8 und 15 Zeichen, </text:span><text:span text:style-name="T14">keine Wörter</text:span><text:span text:style-name="T11"> aus dem Lexikon, mindestens zwei der </text:span><text:span text:style-name="T12">folgenden Zeicheng</text:span><text:span text:style-name="T11">ruppen müssen verwendet werden: Kleinbuchstaben, Großbuchstaben, Ziffern, Sonderzeichen</text:span></text:p>
            <text:p text:style-name="P8">Eine Zwang zur Änderung ist für keine Benutzergruppe vorgegeben.</text:p>
          </table:table-cell>
        </table:table-row>
        <table:table-row table:style-name="Tabelle1.17">
          <table:covered-table-cell/>
          <table:table-cell table:style-name="Tabelle1.B37" office:value-type="string">
            <text:p text:style-name="P31"><text:span text:style-name="T9">4) Für wen wird die Nutzung </text:span><text:span text:style-name="T10">von linuxmuster.net</text:span><text:span text:style-name="T9"> wie zeitlich eingeschränkt?</text:span></text:p>
            <text:p text:style-name="P45"><text:span text:style-name="T9">Im Auslieferungszustand </text:span><text:span text:style-name="T16">für </text:span><text:span text:style-name="T9">keine </text:span><text:span text:style-name="T16">Nutzergruppe zeitliche </text:span><text:span text:style-name="T9">Einschränkung.</text:span></text:p>
          </table:table-cell>
        </table:table-row>
        <table:table-row table:style-name="Tabelle1.18">
          <table:covered-table-cell/>
          <table:table-cell table:style-name="Tabelle1.B37" office:value-type="string">
            <text:p text:style-name="P9">5) Wird der Arbeitsplatz (für Admin PC), an dem personenbezogene Daten verarbeitet werden durch eine automatische oder manuelle Dunkelschaltung des Bildschirms (Freischaltung nur über Passworteingabe) abgesichert?</text:p>
            <text:p text:style-name="P39">Bitte ergänzen</text:p>
          </table:table-cell>
        </table:table-row>
        <table:table-row table:style-name="Tabelle1.19">
          <table:table-cell table:style-name="Tabelle1.A37" table:number-rows-spanned="2" office:value-type="string">
            <text:p text:style-name="P3">5.Zugriffskontrolle</text:p>
            <text:p text:style-name="Standard"><text:span text:style-name="T32"></text:span><text:span text:style-name="T9"> zu gewährleisten, dass die zur Benutzung eines Datenverarbeitungssystems Berechtigten ausschließlich auf die ihrer Zugriffsberechtigung unterliegenden Daten zugreifen können.</text:span></text:p>
            <text:p text:style-name="P2"/>
          </table:table-cell>
          <table:table-cell table:style-name="Tabelle1.B37" office:value-type="string">
            <text:p text:style-name="P6">1) Verfahren zur Identifizierung und Authentifizierung</text:p>
            <text:p text:style-name="P21"><text:span text:style-name="T37">i</text:span>ndivi<text:span text:style-name="T35">du</text:span>eller Benutzernamen und persönliche Passwörter. <text:span text:style-name="T36">Mit dem Benutzernamen ist die Zuweisung zu einer Gruppe verbunden, für die wiederum bestimmte Rechte vergeben sind.</text:span></text:p>
            <text:p text:style-name="P60"/>
          </table:table-cell>
        </table:table-row>
        <table:table-row table:style-name="Tabelle1.20">
          <table:covered-table-cell/>
          <table:table-cell table:style-name="Tabelle1.B37" office:value-type="string">
            <text:p text:style-name="P32"><text:span text:style-name="T11">2) Beschreibung der </text:span><text:span text:style-name="T9">Autorisierung:</text:span></text:p>
            <text:p text:style-name="P51"><text:span text:style-name="T29">→</text:span><text:span text:style-name="T28"> </text:span><text:span text:style-name="T29">s</text:span><text:span text:style-name="T28">iehe Anlage</text:span></text:p>
          </table:table-cell>
        </table:table-row>
        <table:table-row table:style-name="Tabelle1.1">
          <table:table-cell table:style-name="Tabelle1.A37" office:value-type="string">
            <text:p text:style-name="P3">6.Übermittlungskontrolle</text:p>
            <text:p text:style-name="Standard"><text:span text:style-name="T32"></text:span><text:span text:style-name="T9"> zu gewährleisten, dass überprüft und festgestellt werden kann, an welche Stellen Daten durch Einrichtungen zur Datenübertragung übermittelt werden können.</text:span></text:p>
            <text:p text:style-name="P2"/>
          </table:table-cell>
          <table:table-cell table:style-name="Tabelle1.B37" office:value-type="string">
            <text:list xml:id="list6835263428231724884" text:style-name="WW8Num10">
              <text:list-item>
                <text:p text:style-name="P63">Entfällt</text:p>
              </text:list-item>
            </text:list>
          </table:table-cell>
        </table:table-row>
        <table:table-row table:style-name="Tabelle1.22">
          <table:table-cell table:style-name="Tabelle1.A37" table:number-rows-spanned="4" office:value-type="string">
            <text:p text:style-name="P3">7.Eingabekontrolle</text:p>
            <text:p text:style-name="Standard"><text:span text:style-name="T32"></text:span><text:span text:style-name="T9"> zu gewährleisten, dass nachträglich überprüft und festgestellt werden kann, welche Daten zu welcher Zeit von wem in Datenverarbei</text:span><text:soft-page-break/><text:span text:style-name="T9">tungssysteme eingegeben worden sind. </text:span></text:p>
            <text:p text:style-name="P2"/>
          </table:table-cell>
          <table:table-cell table:style-name="Tabelle1.B37" office:value-type="string">
            <text:p text:style-name="P28">1) Welche Person/Personen sind für die Kontrolle verantwortlich (Benutzerverwaltung)?</text:p>
            <text:p text:style-name="P24">Die Administratoren</text:p>
          </table:table-cell>
        </table:table-row>
        <table:table-row table:style-name="Tabelle1.23">
          <table:covered-table-cell/>
          <table:table-cell table:style-name="Tabelle1.B37" office:value-type="string">
            <text:p text:style-name="P25">2) Welche Benutzer wurde wann von wem angelegt bzw. gelöscht?</text:p>
            <text:p text:style-name="P23"><text:soft-page-break/>Schüler und Lehrer in regelmäßigen Abständen von den Administratoren.</text:p>
          </table:table-cell>
        </table:table-row>
        <table:table-row table:style-name="Tabelle1.24">
          <table:covered-table-cell/>
          <table:table-cell table:style-name="Tabelle1.B37" office:value-type="string">
            <text:p text:style-name="P25">3) Findet eine automatische Protokollierung der Eingaben in Log-Dateien statt?</text:p>
            <text:p text:style-name="P46"><text:span text:style-name="T33"></text:span><text:span text:style-name="T11"> siehe Anlage</text:span></text:p>
          </table:table-cell>
        </table:table-row>
        <table:table-row table:style-name="Tabelle1.24">
          <table:covered-table-cell/>
          <table:table-cell table:style-name="Tabelle1.B37" office:value-type="string">
            <text:p text:style-name="P27">4) Wie wird die inhaltliche Änderung von Dateien protokolliert?</text:p>
            <text:p text:style-name="P22">Die inhaltliche Änderung von Dateien wird nicht protokolliert</text:p>
          </table:table-cell>
        </table:table-row>
        <table:table-row table:style-name="Tabelle1.26">
          <table:table-cell table:style-name="Tabelle1.A37" table:number-rows-spanned="5" office:value-type="string">
            <text:p text:style-name="P29"><text:span text:style-name="T9">8. Auftragskontrolle<text:line-break/></text:span><text:span text:style-name="T32"></text:span><text:span text:style-name="T9"> zu gewährleisten, dass Daten, die im Auftrag verarbeitet werden, nur entsprechend den Weisungen des Auftraggebers verarbeitet werden können.</text:span></text:p>
            <text:p text:style-name="P56"/>
          </table:table-cell>
          <table:table-cell table:style-name="Tabelle1.B37" office:value-type="string">
            <text:p text:style-name="P3">1) Existieren Verträge für folgende Formen der Auftragsdatenverarbeitung (siehe auch LDSG § 7 Abs 2)?</text:p>
            <text:p text:style-name="P2">( ) Wartung/Fernwartung</text:p>
            <text:p text:style-name="P2">( ) Administration/Fernadministration</text:p>
            <text:p text:style-name="P38">Bitte ergänzen</text:p>
          </table:table-cell>
        </table:table-row>
        <table:table-row table:style-name="Tabelle1.27">
          <table:covered-table-cell/>
          <table:table-cell table:style-name="Tabelle1.B37" office:value-type="string">
            <text:p text:style-name="P3">2) Die Verarbeitung personenbezogener Daten im Auftrag erfolgt nur entsprechend den Weisungen des Auftraggebers und wird durch folgende Maßnahmen gewährleistet:</text:p>
            <text:p text:style-name="P2">( <text:s/>) Schriftliche Weisungen</text:p>
            <text:p text:style-name="P2">( <text:s/>) Angebot und Auftragsbestätigung</text:p>
            <text:p text:style-name="P2">( <text:s/>) Der Auftraggeber erhält alle Datenausgaben <text:s/>zur Kontrolle.</text:p>
            <text:p text:style-name="P38">Bitte ergänzen</text:p>
          </table:table-cell>
        </table:table-row>
        <table:table-row table:style-name="Tabelle1.28">
          <table:covered-table-cell/>
          <table:table-cell table:style-name="Tabelle1.B37" office:value-type="string">
            <text:p text:style-name="P3">3) Wie wird bei Änderungen im Verfahrensablauf/Programmänderungen durch den Auftragnehmer verfahren?</text:p>
            <text:p text:style-name="P38">Bitte ergänzen</text:p>
          </table:table-cell>
        </table:table-row>
        <table:table-row table:style-name="Tabelle1.27">
          <table:covered-table-cell/>
          <table:table-cell table:style-name="Tabelle1.B37" office:value-type="string">
            <text:p text:style-name="P3">4) Welche Maßnahmen werden zur Sicherung der Fernwartung/Fernadministration angewendet?</text:p>
            <text:p text:style-name="P2">( <text:s/>) Ereignisauslösung vom Auftraggeber</text:p>
            <text:p text:style-name="P2">( <text:s/>) Rückrufautomatik</text:p>
            <text:p text:style-name="P2">( <text:s/>) Einmal-Passwort</text:p>
            <text:p text:style-name="P2">( <text:s/>) Protokollierung</text:p>
            <text:p text:style-name="P2">( <text:s/>) Virtual Private Network (VPN)</text:p>
            <text:p text:style-name="P14">( <text:s/>) Sonstige Maßnahmen:</text:p>
            <text:p text:style-name="P61">Bitte ergänzen</text:p>
          </table:table-cell>
        </table:table-row>
        <table:table-row table:style-name="Tabelle1.30">
          <table:covered-table-cell/>
          <table:table-cell table:style-name="Tabelle1.B37" office:value-type="string">
            <text:p text:style-name="P3">5) Wer kontrolliert in welcher Weise?</text:p>
            <text:p text:style-name="P38">Bitte ergänzen</text:p>
          </table:table-cell>
        </table:table-row>
        <table:table-row table:style-name="Tabelle1.31">
          <table:table-cell table:style-name="Tabelle1.A37" table:number-rows-spanned="2" office:value-type="string">
            <text:p text:style-name="P3">9.Transportkontrolle</text:p>
            <text:p text:style-name="Standard"><text:span text:style-name="T32"></text:span><text:span text:style-name="T9"> zu gewährleisten, dass bei der Übertragung von Daten sowie beim Transport von Datenträgern die Daten nicht unbefugt gelesen, kopiert, verändert oder gelöscht werden können,</text:span></text:p>
            <text:p text:style-name="P2"><text:soft-page-break/>Hinweis: Bereich der Schule (Hoheitsgebiet) wird verlassen</text:p>
          </table:table-cell>
          <table:table-cell table:style-name="Tabelle1.B37" office:value-type="string">
            <text:p text:style-name="P9">1) Datenübertragung per WLAN</text:p>
            <text:p text:style-name="P12">- Wie erfolgt die Identifizierung und Authentifizierung der Benutzer?</text:p>
            <text:p text:style-name="P12">- Nach welchem Standard wird die Datenübertragung verschlüsselt?</text:p>
            <text:p text:style-name="P12">- Auf welche Daten kann der Benutzer zugreifen?</text:p>
            <text:p text:style-name="P40">Bitte ergänzen</text:p>
          </table:table-cell>
        </table:table-row>
        <table:table-row table:style-name="Tabelle1.32">
          <table:covered-table-cell/>
          <table:table-cell table:style-name="Tabelle1.B37" office:value-type="string">
            <text:p text:style-name="P13">2) Zugriff von außen auf das Schulnetz<text:line-break/>- Wie erfolgt die Identifizierung und Authentifizierung der Benutzer?</text:p>
            <text:p text:style-name="P47"><text:span text:style-name="T9">Über </text:span><text:span text:style-name="T17">individuellen </text:span><text:span text:style-name="T9">Benutzername</text:span><text:span text:style-name="T17">n</text:span><text:span text:style-name="T9"> und </text:span><text:span text:style-name="T17">persönliches </text:span><text:span text:style-name="T9">Passwort, Abgleich mit dem Verzeichnisdienst auf dem Server.</text:span></text:p>
            <text:p text:style-name="P26">- Nach welchem Standard wird die Datenübertragung verschlüsselt?</text:p>
            <text:p text:style-name="P42"><text:span text:style-name="T30">Https, ssh </text:span><text:span text:style-name="T31">und OpenVPN</text:span><text:span text:style-name="T9"><text:line-break/>- Auf welche Daten kann der Benutzer zugreifen?</text:span></text:p>
            <text:p text:style-name="P48"><text:span text:style-name="T9">Auf sein Homeverzeichnis und die </text:span><text:span text:style-name="T17">zu seiner Gruppe gehörenden </text:span><text:span text:style-name="T9">Tauschverzeichnisse. </text:span><text:span text:style-name="T17">(s.o.)</text:span></text:p>
          </table:table-cell>
        </table:table-row>
        <table:table-row table:style-name="Tabelle1.33">
          <table:table-cell table:style-name="Tabelle1.A37" table:number-rows-spanned="4" office:value-type="string">
            <text:p text:style-name="P3">10.Verfügbarkeitskontrolle</text:p>
            <text:p text:style-name="Standard"><text:span text:style-name="T32"></text:span><text:span text:style-name="T9"> zu gewährleisten, dass personenbezogene Daten gegen zufällige Zerstörung oder Verlust geschützt sind </text:span></text:p>
            <text:p text:style-name="P2"/>
            <text:p text:style-name="P2"/>
          </table:table-cell>
          <table:table-cell table:style-name="Tabelle1.B37" office:value-type="string">
            <text:p text:style-name="P3">1) Welches Verfahren zur Datensicherung wird eingesetzt (Datensicherungskonzept)? </text:p>
            <text:p text:style-name="P2">( ) Notfallplan (DisasterRecovery)<text:line-break/>( ) Wöchentliches Backup von Home- /Tauschverzeichnissen auf eine separate <text:line-break/> <text:s text:c="4"/>USB-Festplatte</text:p>
            <text:p text:style-name="P15">( ) Monatliches Backup des Servers (per Imageverfahren)</text:p>
            <text:p text:style-name="P41">Bitte ergänzen</text:p>
          </table:table-cell>
        </table:table-row>
        <table:table-row table:style-name="Tabelle1.34">
          <table:covered-table-cell/>
          <table:table-cell table:style-name="Tabelle1.B37" office:value-type="string">
            <text:p text:style-name="P3">2) Welche Maßnahmen gegen Spannungsprobleme wurden realisiert?</text:p>
            <text:p text:style-name="P57">( ) Unterbrechungsfreie Stromversorgung USV)</text:p>
            <text:p text:style-name="P2">( ) Überspannungsfilter </text:p>
            <text:p text:style-name="P38">Bitte ergänzen</text:p>
          </table:table-cell>
        </table:table-row>
        <table:table-row table:style-name="Tabelle1.35">
          <table:covered-table-cell/>
          <table:table-cell table:style-name="Tabelle1.B37" office:value-type="string">
            <text:p text:style-name="P3">3) Welche Brandschutzmaßnahmen wurden ergriffen?</text:p>
            <text:p text:style-name="P2">( ) Brandmeldeanlage </text:p>
            <text:p text:style-name="P2">( ) Handfeuerlöscher</text:p>
            <text:p text:style-name="P38">Bitte ergänzen</text:p>
          </table:table-cell>
        </table:table-row>
        <table:table-row table:style-name="Tabelle1.33">
          <table:covered-table-cell/>
          <table:table-cell table:style-name="Tabelle1.B37" office:value-type="string">
            <text:p text:style-name="P3">4) Welche weiteren Maßnahmen wurden umgesetzt (z. B. Virenschutz)?<text:line-break/>( ) Virenschutz auf den Clients<text:line-break/>( ) Virenschutz auf dem Server<text:line-break/>( ) Virensoftware wird regelmäßig aktualisiert<text:line-break/>( ) Virensoftware kann vom Benutzer nicht deaktiviert werden</text:p>
            <text:p text:style-name="P38">Bitte ergänzen</text:p>
          </table:table-cell>
        </table:table-row>
        <table:table-row table:style-name="Tabelle1.1">
          <table:table-cell table:style-name="Tabelle1.A37" office:value-type="string">
            <text:p text:style-name="P55">11.Organisationskontrolle</text:p>
            <text:p text:style-name="P53"><text:span text:style-name="T32"></text:span><text:span text:style-name="T9"> die innerbehördliche oder innerbetriebliche Organisation so zu gestalten, dass sie den besonderen Anforderungen des Datenschutzes gerecht wird </text:span></text:p>
            <text:p text:style-name="P54"/>
          </table:table-cell>
          <table:table-cell table:style-name="Tabelle1.B37" office:value-type="string">
            <text:p text:style-name="P3">1) Durch organisatorische Maßnahmen wird gewährleistet, dass <text:s/>den besonderen Anforderungen des Datenschutzes Rechnung <text:s/>getragen wird. </text:p>
            <text:p text:style-name="P2">( ) Nutzungsordnung</text:p>
            <text:p text:style-name="P5">( ) Aufgabenbeschreibung Netzwerkberater<text:line-break/>( ) Dienstanweisung<text:line-break/> <text:s text:c="3"/>Folgende Regelung bzgl. des Zugriffs der Lehrer auf die Schülerhome-<text:line-break/> <text:s text:c="3"/>verzeichnisse wurde getroffen ….</text:p>
            <text:p text:style-name="P33"><text:soft-page-break/><text:span text:style-name="T9">( <text:s/>) Schulung der Kollegen (z.B. </text:span><text:span text:style-name="T15">Veracrypt (</text:span><text:span text:style-name="T9">Truecrypt)</text:span><text:span text:style-name="T15">)</text:span><text:span text:style-name="T9"><text:line-break/>( ) <text:s/>An der Schule / am Seminar gibt es eine Person, die die Aufgaben des <text:line-break/> <text:s text:c="4"/>behördlichen Datenschutzbeauftragten wahrnimmt.</text:span></text:p>
            <text:p text:style-name="P2">( ) <text:s/>An der Schule / am Seminar gibt es einen behördlichen <text:s/>Datenschutzbeauftragten.</text:p>
            <text:p text:style-name="P38">Bitte ergänze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Courier New" fo:font-family="'Courier New'" style:font-family-generic="modern" fo:font-size="10pt" fo:language="de" fo:country="D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Einrückung0" style:family="paragraph" style:parent-style-name="Standard">
      <style:paragraph-properties style:line-height-at-least="0.635cm"/>
    </style:style>
    <style:style style:name="Einrückung1" style:family="paragraph" style:parent-style-name="Standard">
      <style:paragraph-properties fo:margin-left="0.75cm" fo:margin-right="0cm" style:line-height-at-least="0.635cm" fo:text-indent="-0.75cm" style:auto-text-indent="false"/>
    </style:style>
    <style:style style:name="Einrückung2" style:family="paragraph" style:parent-style-name="Standard">
      <style:paragraph-properties fo:margin-left="1.499cm" fo:margin-right="0cm" style:line-height-at-least="0.635cm" fo:text-indent="-0.75cm" style:auto-text-indent="false"/>
    </style:style>
    <style:style style:name="Einrückung3" style:family="paragraph" style:parent-style-name="Standard">
      <style:paragraph-properties fo:margin-left="2.251cm" fo:margin-right="0cm" style:line-height-at-least="0.635cm" fo:text-indent="-0.75cm" style:auto-text-indent="false"/>
    </style:style>
    <style:style style:name="Einrückung4" style:family="paragraph" style:parent-style-name="Standard">
      <style:paragraph-properties fo:margin-left="3cm" fo:margin-right="0cm" style:line-height-at-least="0.635cm" fo:text-indent="-0.7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LTabs" style:family="paragraph" style:parent-style-name="Standard">
      <style:paragraph-properties>
        <style:tab-stops>
          <style:tab-stop style:position="1cm"/>
          <style:tab-stop style:position="13.002cm" style:type="right"/>
          <style:tab-stop style:position="14.002cm"/>
          <style:tab-stop style:position="16.252cm"/>
        </style:tab-stops>
      </style:paragraph-properties>
      <style:text-properties fo:font-size="8pt" style:font-size-asian="8pt"/>
    </style:style>
    <style:style style:name="Paragraph-Text" style:family="paragraph" style:parent-style-name="Standard">
      <style:paragraph-properties fo:margin-top="0.106cm" fo:margin-bottom="0.106cm" loext:contextual-spacing="false" fo:text-align="justify" style:justify-single-word="false" fo:orphans="0" fo:widows="0">
        <style:tab-stops>
          <style:tab-stop style:position="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Paragraph-überschrift-P-Mitte" style:family="paragraph" style:parent-style-name="Standard" style:next-style-name="Paragraph-Überschrift-P-Mitte-Text">
      <style:paragraph-properties fo:margin-top="0.529cm" fo:margin-bottom="0.106cm" loext:contextual-spacing="false" fo:line-height="150%" fo:text-align="center" style:justify-single-word="false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Paragraph-Überschrift-P-Mitte-Text" style:family="paragraph" style:parent-style-name="Paragraph-überschrift-P-Mitte" style:next-style-name="Paragraph-überschrift-P-Mitte">
      <style:paragraph-properties fo:margin-top="0cm" fo:margin-bottom="0.106cm" loext:contextual-spacing="false" fo:line-height="100%"/>
      <style:text-properties fo:font-style="italic" style:font-style-asian="italic" style:font-style-complex="italic"/>
    </style:style>
    <style:style style:name="_34_" style:display-name="4" style:family="paragraph" style:parent-style-name="Standard">
      <style:paragraph-properties fo:margin-left="4.501cm" fo:margin-right="0cm" fo:text-indent="-4.501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top="0.176cm" fo:margin-bottom="0.176cm" loext:contextual-spacing="false" fo:orphans="0" fo:widows="0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_20__28_Web_29_" style:display-name="Standard (Web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fo:font-size="10pt" style:font-size-asian="10pt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6z1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ahoma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ahoma" style:font-family-complex="Tahoma" style:font-family-generic-complex="swiss" style:font-pitch-complex="variable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2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0.967cm" fo:text-indent="-0.873cm" fo:margin-left="0.967cm"/>
        </style:list-level-properties>
        <style:text-properties style:font-name="Tahom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983cm" fo:text-indent="-0.635cm" fo:margin-left="8.983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253cm" fo:text-indent="-0.635cm" fo:margin-left="10.253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523cm" fo:text-indent="-0.635cm" fo:margin-left="11.5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0.974cm" fo:text-indent="-0.873cm" fo:margin-left="0.974cm"/>
        </style:list-level-properties>
        <style:text-properties style:font-name="Tahoma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991cm" fo:text-indent="-0.635cm" fo:margin-left="8.99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261cm" fo:text-indent="-0.635cm" fo:margin-left="10.261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531cm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16z1" text:bullet-char="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24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24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30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30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-">
        <style:list-level-properties text:list-level-position-and-space-mode="label-alignment">
          <style:list-level-label-alignment text:label-followed-by="listtab" text:list-tab-stop-position="0.974cm" fo:text-indent="-0.873cm" fo:margin-left="0.974cm"/>
        </style:list-level-properties>
        <style:text-properties style:font-name="Tahoma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style:font-name="Courier New1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Wingdings"/>
      </text:list-level-style-bullet>
      <text:list-level-style-bullet text:level="4" text:style-name="WW8Num32z3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style:font-name="Courier New1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  <style:text-properties style:font-name="Wingdings"/>
      </text:list-level-style-bullet>
      <text:list-level-style-bullet text:level="7" text:style-name="WW8Num32z3" text:bullet-char="">
        <style:list-level-properties text:list-level-position-and-space-mode="label-alignment">
          <style:list-level-label-alignment text:label-followed-by="listtab" text:list-tab-stop-position="8.991cm" fo:text-indent="-0.635cm" fo:margin-left="8.991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261cm" fo:text-indent="-0.635cm" fo:margin-left="10.261cm"/>
        </style:list-level-properties>
        <style:text-properties style:font-name="Courier New1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531cm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-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  <style:text-properties style:font-name="Tahoma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36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36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37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37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5.53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0cm"/>
          <style:tab-stop style:position="12.383cm" style:type="center"/>
          <style:tab-stop style:position="25.4cm" style:type="right"/>
        </style:tab-stops>
      </style:paragraph-properties>
      <style:text-properties style:font-name-complex="Arial"/>
    </style:style>
    <style:style style:name="MP3" style:family="paragraph" style:parent-style-name="Footer">
      <style:paragraph-properties fo:text-align="center" style:justify-single-word="false">
        <style:tab-stops>
          <style:tab-stop style:position="0cm"/>
          <style:tab-stop style:position="12.383cm" style:type="center"/>
          <style:tab-stop style:position="25.4cm" style:type="right"/>
        </style:tab-stops>
      </style:paragraph-properties>
      <style:text-properties officeooo:paragraph-rsid="0019501e"/>
    </style:style>
    <style:style style:name="MT1" style:family="text">
      <style:text-properties style:font-name="Arial1" fo:font-size="10pt" fo:font-weight="normal" style:font-weight-asian="normal" style:font-name-complex="Arial" style:font-weight-complex="normal"/>
    </style:style>
    <style:style style:name="MT2" style:family="text">
      <style:text-properties style:font-name="Arial1" fo:font-size="10pt" fo:font-weight="bold" officeooo:rsid="000bbe63" style:font-weight-asian="bold" style:font-name-complex="Arial" style:font-weight-complex="bold"/>
    </style:style>
    <style:style style:name="MT3" style:family="text">
      <style:text-properties style:font-name="Arial1" fo:font-size="10pt" fo:font-weight="bold" style:font-weight-asian="bold" style:font-name-complex="Arial" style:font-weight-complex="bold"/>
    </style:style>
    <style:style style:name="MT4" style:family="text">
      <style:text-properties style:font-name="Arial1" fo:font-size="10pt" fo:font-weight="normal" officeooo:rsid="000bbe63" style:font-weight-asian="normal" style:font-name-complex="Arial" style:font-weight-complex="norm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style:font-name="Arial" style:font-name-complex="Arial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style:font-name="Arial" fo:font-size="8pt" officeooo:rsid="000bbe63" style:font-size-asian="8pt" style:font-name-complex="Arial" style:font-size-complex="8pt"/>
    </style:style>
    <style:style style:name="MT9" style:family="text">
      <style:text-properties style:font-name="Arial" officeooo:rsid="0011687a" style:font-name-complex="Arial"/>
    </style:style>
    <style:style style:name="MT10" style:family="text">
      <style:text-properties style:font-name="Arial" officeooo:rsid="001be217" style:font-name-complex="Arial"/>
    </style:style>
    <style:style style:name="MT11" style:family="text">
      <style:text-properties style:font-name="Arial" officeooo:rsid="000bbe63" style:font-name-complex="Ari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3cm" fo:margin-bottom="1.5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cm" fo:margin-left="0cm" fo:margin-right="0cm" fo:margin-bottom="0.6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0.647cm" svg:y="-0.208cm" svg:width="4.172cm" svg:height="0.723cm" draw:z-index="4"><draw:image xlink:href="Pictures/10000000000003F8000000B0BCBCB3B27E45AEED.jpg" xlink:type="simple" xlink:show="embed" xlink:actuate="onLoad"/></draw:frame><text:span text:style-name="MT1"> <text:s text:c="55"/>Verfahrensverzeichnis </text:span><text:span text:style-name="MT2">linuxmuster.net</text:span><text:span text:style-name="MT3"> </text:span><text:span text:style-name="MT1">(nach LDSG </text:span><text:span text:style-name="MT4">(BW) </text:span><text:span text:style-name="MT1">§ 11)</text:span><text:span text:style-name="MT5"> </text:span><text:span text:style-name="MT6"><text:tab/></text:span><text:span text:style-name="MT7">Stand: </text:span><text:span text:style-name="MT8">12</text:span><text:span text:style-name="MT7">.</text:span><text:span text:style-name="MT8">11</text:span><text:span text:style-name="MT7">.201</text:span><text:span text:style-name="MT8">6</text:span><text:span text:style-name="MT7"><text:line-break/></text:span></text:p>
      </style:header>
      <style:footer>
        <text:p text:style-name="MP2"><text:span text:style-name="Page_20_Number"><text:span text:style-name="MT6"/></text:span></text:p>
        <text:p text:style-name="MP3"><text:span text:style-name="Page_20_Number"><text:span text:style-name="MT9">J.Anschütz (abgeleitet von der Vorlage auf dem Landesfortbildungsserver BW (</text:span></text:span><text:span text:style-name="Page_20_Number"><text:span text:style-name="MT10">Stütz, </text:span></text:span><text:span text:style-name="Page_20_Number"><text:span text:style-name="MT9">2011, </text:span></text:span><text:span text:style-name="Page_20_Number"><text:span text:style-name="MT10">CC BY-NC-SA 3.0DE</text:span></text:span><text:span text:style-name="Page_20_Number"><text:span text:style-name="MT9">)</text:span></text:span><text:span text:style-name="Page_20_Number"><text:span text:style-name="MT6"><text:tab/></text:span></text:span><text:span text:style-name="Page_20_Number"><text:span text:style-name="MT6"><text:page-number text:select-page="current">5</text:page-number></text:span></text:span><text:span text:style-name="Page_20_Number"><text:span text:style-name="MT6"> </text:span></text:span><text:span text:style-name="Page_20_Number"><text:span text:style-name="MT11">(</text:span></text:span><text:span text:style-name="Page_20_Number"><text:span text:style-name="MT6"> </text:span></text:span><text:span text:style-name="Page_20_Number"><text:span text:style-name="MT6"><text:page-count style:num-format="1">5</text:page-count></text:span></text:span><text:span text:style-name="Page_20_Number"><text:span text:style-name="MT11">)</text:span></text:span><text:span text:style-name="Page_20_Number"><text:span text:style-name="MT6">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hmendienstvereinbarung zum Einsatz einer Lernplattform</dc:title>
    <meta:initial-creator>Tepass.Gabriele</meta:initial-creator>
    <meta:creation-date>2011-05-19T17:56:00</meta:creation-date>
    <dc:creator>Joachim Ruhr</dc:creator>
    <dc:date>2016-11-12T19:52:23.560855463</dc:date>
    <meta:print-date>2011-05-13T11:29:00</meta:print-date>
    <meta:editing-cycles>12</meta:editing-cycles>
    <meta:editing-duration>P2171DT10H2M4S</meta:editing-duration>
    <meta:generator>LibreOffice/5.1.4.2$Linux_X86_64 LibreOffice_project/10m0$Build-2</meta:generator>
    <meta:document-statistic meta:table-count="1" meta:image-count="1" meta:object-count="0" meta:page-count="5" meta:paragraph-count="128" meta:word-count="1074" meta:character-count="8491" meta:non-whitespace-character-count="7427"/>
    <meta:user-defined meta:name="Info 1"/>
    <meta:user-defined meta:name="Info 2"/>
    <meta:user-defined meta:name="Info 3"/>
    <meta:user-defined meta:name="Info 4"/>
  </office:meta>
</office:document-meta>
</file>